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25-09-12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25-08-13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25-06-03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25-04-16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25-03-14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24-11-14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24-10-16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24-09-17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24-08-19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24-07-25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24-06-03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24-04-15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24-03-13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23-11-14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23-10-11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23-09-14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23-09-12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23-08-11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23-07-14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23-06-14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23-05-19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23-04-27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23-03-30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22-11-09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22-10-14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22-09-13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22-08-12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22-07-12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22-06-13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22-05-18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22-04-26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22-03-24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21-11-03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21-10-07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21-09-17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21-08-18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21-07-30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21-06-22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21-05-28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21-04-16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21-03-18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20-11-2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20-10-29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20-09-30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20-08-31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20-07-28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20-06-30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20-05-14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19-11-26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19-10-30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19-09-30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19-08-29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19-07-31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19-06-27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19-05-31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19-04-19 1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18-11-30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18-10-31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18-09-28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18-08-21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18-07-23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18-06-29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18-05-31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18-04-26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17-11-29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17-10-31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17-09-27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17-08-31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17-07-28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17-06-26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17-05-31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17-04-21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16-11-17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16-10-31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16-09-29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16-08-1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16-07-26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16-06-23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16-05-26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16-04-26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15-11-30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15-10-29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15-09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15-08-11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15-07-29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15-06-25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15-05-29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15-04-30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14-10-30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14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14-08-2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14-07-3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14-06-12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14-05-28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14-04-29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13-11-2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13-10-3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13-09-3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13-08-2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13-07-2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13-07-0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13-05-1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13-04-2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12-11-2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12-10-2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12-09-3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12-08-3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12-07-2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12-06-2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12-05-2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12-04-3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12-03-1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11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11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11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11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11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11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11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11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10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1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1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10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1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1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1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1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09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0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0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0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0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0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09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09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08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08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08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0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08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08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07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07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07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07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07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07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07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0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06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06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06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06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0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06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05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05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0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0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0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0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0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0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05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0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0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0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0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0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0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0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0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04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0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0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0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0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0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0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0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0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03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0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0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0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0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0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0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0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0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0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0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0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0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0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0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0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0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0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0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0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01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0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00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0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0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0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0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0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0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0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2000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1999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1999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199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199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199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1999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199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199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199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1999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1998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1998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1998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1998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199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1998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1998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199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1998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1998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1997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1997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1997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1997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1997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1997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199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199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199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1996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1996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1996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1996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1996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1996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199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1996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1996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1996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1995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1995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199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199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199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199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199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199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199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1995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88</text:p>
          </table:table-cell>
          <table:table-cell office:value-type="string" calcext:value-type="string">
            <text:p>QWTA nr Strandquist, USGS NW MN Study # 32</text:p>
          </table:table-cell>
          <table:table-cell office:value-type="string" calcext:value-type="string">
            <text:p>199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26" meta:object-count="0"/>
    <meta:user-defined meta:name="AppVersion">3.0</meta:user-defined>
  </office:meta>
</office:document-meta>
</file>